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US"/>
    </style:style>
    <style:style style:name="T6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0.85cm" svg:height="0.85cm" draw:z-index="0"><draw:image xlink:href="../images/3061.png" xlink:type="simple" xlink:show="embed" xlink:actuate="onLoad"/></draw:frame></text:p>
          </table:table-cell>
          <table:table-cell table:style-name="Таблица1.B1" office:value-type="string">
            <text:h text:style-name="P4" text:outline-level="1">Указатель сортировки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1">| векторизован | <text:span text:style-name="T5">C</text:span><text:span text:style-name="T3">и</text:span> <text:span text:style-name="T5">|</text:span></text:p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2.649cm" svg:height="1.139cm" draw:z-index="1"><draw:image xlink:href="../images/3061s.png" xlink:type="simple" xlink:show="embed" xlink:actuate="onLoad"/></draw:frame></text:p>
          </table:table-cell>
          <table:table-cell table:style-name="Таблица1.A1" office:value-type="string">
            <text:p text:style-name="P1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1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1">Блок используется для принудительной сортировки пользователем других блоков в требуемом порядке.</text:p>
            <text:p text:style-name="P1">При инициализации схемы в среде <text:span text:style-name="T5">SimInTech</text:span> происходит сортировка всех блоков расчетной схемы для дальнейшего интегрирования схемы: на каждом шаге интегрирования блоки обсчитываются последовательно в том порядке, в котором они были отсортированы. Иногда требуется, чтобы выполнение (расчёт) одного блока был выполнен строго после другого блока.</text:p>
            <text:p text:style-name="P1">Блок, подсоединенный <text:span text:style-name="T2">к </text:span><text:span text:style-name="T1">выходу</text:span> <text:span text:style-name="T4">указателя сортировки</text:span>, выполняется строго <text:span text:style-name="T1">после</text:span> блоков, подсоединённых к входам <text:span text:style-name="T4">указателя сортировки</text:span>. Другими словами, блок является указанием для <text:span text:style-name="T5">SimInTech</text:span> отсортировать следующий блок (подсоединённый к выходу) строго после предыдущих (подсоединённых к входам).</text:p>
            <text:p text:style-name="P1">Выходной сигнал блока <text:span text:style-name="T4">указатель сортировки</text:span> всегда равен входному сигналу на первом входе.</text:p>
            <text:p text:style-name="P1"><text:span text:style-name="T6">Свойства</text:span>:</text:p>
            <text:list xml:id="list8050583248913569406" text:style-name="L1">
              <text:list-item>
                <text:p text:style-name="P5">Количество портов — число, указывающее количество дополнительных входных сигналов блока.</text:p>
              </text:list-item>
            </text:list>
          </table:table-cell>
          <table:covered-table-cell/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казатель сортировки</dc:title>
    <dc:date>2014-12-09T16:27:42.68</dc:date>
    <meta:generator>OpenOffice/4.1.1$Win32 OpenOffice.org_project/411m6$Build-9775</meta:generator>
    <meta:editing-duration>PT3H44M4S</meta:editing-duration>
    <meta:editing-cycles>76</meta:editing-cycles>
    <meta:document-statistic meta:table-count="1" meta:image-count="2" meta:object-count="0" meta:page-count="1" meta:paragraph-count="12" meta:word-count="124" meta:character-count="976"/>
  </office:meta>
</office:document-meta>
</file>